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paragraph-rsid="001d5583" style:font-style-asian="italic" style:font-style-complex="italic"/>
    </style:style>
    <style:style style:name="P2" style:family="paragraph" style:parent-style-name="Standard">
      <style:paragraph-properties fo:text-align="start" style:justify-single-word="false"/>
      <style:text-properties fo:font-style="italic" officeooo:rsid="0026eb8d" officeooo:paragraph-rsid="0026eb8d" style:font-style-asian="italic" style:font-style-complex="italic"/>
    </style:style>
    <style:style style:name="P3" style:family="paragraph" style:parent-style-name="Standard">
      <style:paragraph-properties fo:text-align="start" style:justify-single-word="false"/>
      <style:text-properties fo:font-style="italic" fo:font-weight="bold" officeooo:rsid="002029f8" officeooo:paragraph-rsid="002029f8"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fo:font-weight="bold" officeooo:rsid="002029f8" officeooo:paragraph-rsid="00208a48"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normal" officeooo:rsid="002029f8" officeooo:paragraph-rsid="002029f8"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fo:font-weight="normal" officeooo:rsid="00270776" officeooo:paragraph-rsid="002984ff"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2984ff" officeooo:paragraph-rsid="002984ff"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officeooo:rsid="000ff1ec" officeooo:paragraph-rsid="001d5583"/>
    </style:style>
    <style:style style:name="P9" style:family="paragraph" style:parent-style-name="Standard">
      <style:text-properties officeooo:rsid="000ff1ec" officeooo:paragraph-rsid="001d5583"/>
    </style:style>
    <style:style style:name="P10" style:family="paragraph" style:parent-style-name="Standard">
      <style:text-properties officeooo:rsid="002ef590" officeooo:paragraph-rsid="001d5583"/>
    </style:style>
    <style:style style:name="P11" style:family="paragraph" style:parent-style-name="Standard">
      <style:paragraph-properties fo:text-align="center" style:justify-single-word="false"/>
      <style:text-properties officeooo:paragraph-rsid="001d5583"/>
    </style:style>
    <style:style style:name="P12" style:family="paragraph" style:parent-style-name="Standard">
      <style:paragraph-properties fo:text-align="start" style:justify-single-word="false"/>
      <style:text-properties fo:font-weight="bold" officeooo:rsid="000ff1ec" officeooo:paragraph-rsid="001d5583" style:font-weight-asian="bold" style:font-weight-complex="bold"/>
    </style:style>
    <style:style style:name="P13" style:family="paragraph" style:parent-style-name="Standard">
      <style:paragraph-properties fo:text-align="start" style:justify-single-word="false"/>
      <style:text-properties fo:font-weight="bold" officeooo:rsid="000ff1ec" officeooo:paragraph-rsid="002029f8" style:font-weight-asian="bold" style:font-weight-complex="bold"/>
    </style:style>
    <style:style style:name="P14" style:family="paragraph" style:parent-style-name="Standard">
      <style:paragraph-properties fo:text-align="start" style:justify-single-word="false"/>
      <style:text-properties fo:font-style="normal" officeooo:rsid="003d9bfc" officeooo:paragraph-rsid="001d5583" style:font-style-asian="normal" style:font-style-complex="normal"/>
    </style:style>
    <style:style style:name="P15" style:family="paragraph" style:parent-style-name="Standard">
      <style:paragraph-properties fo:text-align="start" style:justify-single-word="false"/>
      <style:text-properties officeooo:rsid="003f860a" officeooo:paragraph-rsid="00270776"/>
    </style:style>
    <style:style style:name="P16" style:family="paragraph" style:parent-style-name="Standard">
      <style:paragraph-properties fo:text-align="start" style:justify-single-word="false"/>
      <style:text-properties officeooo:rsid="003f860a" officeooo:paragraph-rsid="002e9ea1"/>
    </style:style>
    <style:style style:name="P17" style:family="paragraph" style:parent-style-name="Standard">
      <style:paragraph-properties fo:text-align="start" style:justify-single-word="false"/>
      <style:text-properties fo:color="#000000" style:font-name="Liberation Serif" fo:font-size="12pt" fo:font-style="normal" fo:font-weight="normal" officeooo:rsid="00307e82" officeooo:paragraph-rsid="001d5583"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officeooo:rsid="001d5583" officeooo:paragraph-rsid="001d5583"/>
    </style:style>
    <style:style style:name="P19" style:family="paragraph" style:parent-style-name="Standard">
      <style:paragraph-properties fo:text-align="start" style:justify-single-word="false"/>
      <style:text-properties officeooo:paragraph-rsid="00270776"/>
    </style:style>
    <style:style style:name="P20" style:family="paragraph" style:parent-style-name="Standard">
      <style:paragraph-properties fo:text-align="start" style:justify-single-word="false"/>
      <style:text-properties officeooo:rsid="0026eb8d" officeooo:paragraph-rsid="0026eb8d"/>
    </style:style>
    <style:style style:name="P21" style:family="paragraph" style:parent-style-name="Standard">
      <style:paragraph-properties fo:text-align="start" style:justify-single-word="false"/>
      <style:text-properties fo:font-size="12pt" fo:font-style="italic" fo:font-weight="normal" officeooo:rsid="002a26d6" officeooo:paragraph-rsid="002a26d6" style:font-size-asian="12pt" style:font-style-asian="italic" style:font-weight-asian="normal" style:font-size-complex="12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style:font-name="Liberation Serif" fo:font-size="12pt" officeooo:rsid="0028593e" officeooo:paragraph-rsid="0028593e" style:font-size-asian="12pt" style:font-size-complex="12pt"/>
    </style:style>
    <style:style style:name="T1" style:family="text">
      <style:text-properties fo:color="#000000"/>
    </style:style>
    <style:style style:name="T2" style:family="text">
      <style:text-properties fo:color="#000000" style:font-name="Liberation Serif" fo:font-size="12pt" fo:font-style="normal" fo:font-weight="normal" officeooo:rsid="001cd689" style:font-size-asian="12pt" style:font-style-asian="normal" style:font-weight-asian="normal" style:font-size-complex="12pt" style:font-style-complex="normal" style:font-weight-complex="normal"/>
    </style:style>
    <style:style style:name="T3" style:family="text">
      <style:text-properties fo:color="#000000" style:font-name="Liberation Serif" fo:font-size="12pt" fo:font-style="normal" fo:font-weight="normal" officeooo:rsid="00255643" style:font-size-asian="12pt" style:font-style-asian="normal" style:font-weight-asian="normal" style:font-size-complex="12pt" style:font-style-complex="normal" style:font-weight-complex="normal"/>
    </style:style>
    <style:style style:name="T4" style:family="text">
      <style:text-properties fo:color="#000000" style:font-name="Liberation Serif" fo:font-size="12pt" fo:font-style="normal" fo:font-weight="normal" officeooo:rsid="00545cc5" style:font-size-asian="12pt" style:font-style-asian="normal" style:font-weight-asian="normal" style:font-size-complex="12pt" style:font-style-complex="normal" style:font-weight-complex="normal"/>
    </style:style>
    <style:style style:name="T5" style:family="text">
      <style:text-properties fo:color="#000000" style:font-name="Liberation Serif" fo:font-size="12pt" fo:font-style="normal" fo:font-weight="normal" officeooo:rsid="00208a48" style:font-size-asian="12pt" style:font-style-asian="normal" style:font-weight-asian="normal" style:font-size-complex="12pt" style:font-style-complex="normal" style:font-weight-complex="normal"/>
    </style:style>
    <style:style style:name="T6" style:family="text">
      <style:text-properties fo:color="#000000" style:font-name="Liberation Serif" fo:font-size="12pt" fo:font-style="normal" fo:font-weight="normal" officeooo:rsid="002148ea" style:font-size-asian="12pt" style:font-style-asian="normal" style:font-weight-asian="normal" style:font-size-complex="12pt" style:font-style-complex="normal" style:font-weight-complex="normal"/>
    </style:style>
    <style:style style:name="T7" style:family="text">
      <style:text-properties fo:color="#000000" style:font-name="Liberation Serif" fo:font-size="12pt" fo:font-style="normal" style:font-size-asian="12pt" style:font-style-asian="normal" style:font-size-complex="12pt" style:font-style-complex="normal"/>
    </style:style>
    <style:style style:name="T8" style:family="text">
      <style:text-properties fo:color="#000000" style:font-name="Liberation Serif" fo:font-size="12pt" fo:font-style="normal" officeooo:rsid="00255643" style:font-size-asian="12pt" style:font-style-asian="normal" style:font-size-complex="12pt" style:font-style-complex="normal"/>
    </style:style>
    <style:style style:name="T9" style:family="text">
      <style:text-properties fo:color="#000000" style:font-name="Liberation Serif" fo:font-size="12pt" fo:font-style="normal" officeooo:rsid="002cdf7b" style:font-size-asian="12pt" style:font-style-asian="normal" style:font-size-complex="12pt" style:font-style-complex="normal"/>
    </style:style>
    <style:style style:name="T10"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font-name="Liberation Serif" fo:font-size="12pt" fo:font-weight="normal" officeooo:rsid="00413154" style:font-size-asian="12pt" style:font-weight-asian="normal" style:font-size-complex="12pt" style:font-weight-complex="normal"/>
    </style:style>
    <style:style style:name="T12" style:family="text">
      <style:text-properties fo:color="#000000" style:font-name="Liberation Serif" fo:font-size="12pt" fo:font-weight="normal" officeooo:rsid="0050ec6f" style:font-size-asian="12pt" style:font-weight-asian="normal" style:font-size-complex="12pt" style:font-weight-complex="normal"/>
    </style:style>
    <style:style style:name="T13" style:family="text">
      <style:text-properties fo:color="#000000" style:font-name="Liberation Serif" fo:font-size="12pt" fo:font-weight="normal" officeooo:rsid="0023b8ec" style:font-size-asian="12pt" style:font-weight-asian="normal" style:font-size-complex="12pt" style:font-weight-complex="normal"/>
    </style:style>
    <style:style style:name="T14" style:family="text">
      <style:text-properties fo:color="#000000" style:font-name="Liberation Serif" fo:font-size="12pt" fo:font-weight="normal" officeooo:rsid="00255210" style:font-size-asian="12pt" style:font-weight-asian="normal" style:font-size-complex="12pt" style:font-weight-complex="normal"/>
    </style:style>
    <style:style style:name="T15" style:family="text">
      <style:text-properties fo:color="#000000" style:font-name="Liberation Serif" fo:font-size="12pt" fo:font-weight="normal" officeooo:rsid="00270776" style:font-size-asian="12pt" style:font-weight-asian="normal" style:font-size-complex="12pt" style:font-weight-complex="normal"/>
    </style:style>
    <style:style style:name="T16" style:family="text">
      <style:text-properties fo:color="#000000" style:font-name="Liberation Serif" fo:font-size="12pt" fo:font-weight="normal" officeooo:rsid="002e9ea1" style:font-size-asian="12pt" style:font-weight-asian="normal" style:font-size-complex="12pt" style:font-weight-complex="normal"/>
    </style:style>
    <style:style style:name="T17" style:family="text">
      <style:text-properties fo:color="#000000" style:font-name="Liberation Serif" fo:font-size="12pt" fo:font-weight="normal" officeooo:rsid="002fd3cb" style:font-size-asian="12pt" style:font-weight-asian="normal" style:font-size-complex="12pt" style:font-weight-complex="normal"/>
    </style:style>
    <style:style style:name="T18" style:family="text">
      <style:text-properties fo:color="#000000" style:font-name="Liberation Serif" fo:font-size="12pt" fo:font-weight="normal" officeooo:rsid="0030fa9b" style:font-size-asian="12pt" style:font-weight-asian="normal" style:font-size-complex="12pt" style:font-weight-complex="normal"/>
    </style:style>
    <style:style style:name="T19" style:family="text">
      <style:text-properties fo:color="#000000" style:font-name="Liberation Serif" fo:font-style="normal" style:font-style-asian="normal" style:font-style-complex="normal"/>
    </style:style>
    <style:style style:name="T20" style:family="text">
      <style:text-properties fo:color="#000000" style:font-name="Consolas" fo:font-size="10pt" style:font-size-asian="10pt"/>
    </style:style>
    <style:style style:name="T21" style:family="text">
      <style:text-properties fo:color="#000000" style:font-name="Consolas" fo:font-size="10pt" officeooo:rsid="00270776" style:font-size-asian="10pt"/>
    </style:style>
    <style:style style:name="T22" style:family="text">
      <style:text-properties fo:color="#000000" style:font-name="Consolas" fo:font-size="10pt" fo:font-style="italic" fo:font-weight="normal" officeooo:rsid="00270776" style:font-size-asian="10pt" style:font-style-asian="italic" style:font-weight-asian="normal" style:font-style-complex="italic" style:font-weight-complex="normal"/>
    </style:style>
    <style:style style:name="T23" style:family="text">
      <style:text-properties fo:color="#000000" style:font-name="Consolas" fo:font-size="10pt" fo:font-style="italic" fo:font-weight="normal" officeooo:rsid="00270776" style:font-size-asian="10pt" style:font-style-asian="italic" style:font-weight-asian="normal" style:font-size-complex="12pt" style:font-style-complex="italic" style:font-weight-complex="normal"/>
    </style:style>
    <style:style style:name="T24" style:family="text">
      <style:text-properties fo:color="#000000" officeooo:rsid="00270776"/>
    </style:style>
    <style:style style:name="T25" style:family="text">
      <style:text-properties fo:color="#000000" officeooo:rsid="002dcdde"/>
    </style:style>
    <style:style style:name="T26" style:family="text">
      <style:text-properties officeooo:rsid="001257d0"/>
    </style:style>
    <style:style style:name="T27" style:family="text">
      <style:text-properties officeooo:rsid="004a884b"/>
    </style:style>
    <style:style style:name="T28" style:family="text">
      <style:text-properties officeooo:rsid="003d3a5f"/>
    </style:style>
    <style:style style:name="T29" style:family="text">
      <style:text-properties officeooo:rsid="000ff1ec"/>
    </style:style>
    <style:style style:name="T30" style:family="text">
      <style:text-properties fo:font-style="normal" style:font-style-asian="normal" style:font-style-complex="normal"/>
    </style:style>
    <style:style style:name="T31" style:family="text">
      <style:text-properties fo:font-style="normal" officeooo:rsid="00188d7d" style:font-style-asian="normal" style:font-style-complex="normal"/>
    </style:style>
    <style:style style:name="T32" style:family="text">
      <style:text-properties fo:font-style="normal" officeooo:rsid="001fecfe" style:font-style-asian="normal" style:font-style-complex="normal"/>
    </style:style>
    <style:style style:name="T33" style:family="text">
      <style:text-properties fo:font-style="normal" officeooo:rsid="0021eece" style:font-style-asian="normal" style:font-style-complex="normal"/>
    </style:style>
    <style:style style:name="T34" style:family="text">
      <style:text-properties fo:font-weight="normal" style:font-weight-asian="normal" style:font-weight-complex="normal"/>
    </style:style>
    <style:style style:name="T35" style:family="text">
      <style:text-properties style:text-position="super 58%" officeooo:rsid="004a884b"/>
    </style:style>
    <style:style style:name="T36" style:family="text">
      <style:text-properties fo:font-weight="bold" style:font-weight-asian="bold" style:font-weight-complex="bold"/>
    </style:style>
    <style:style style:name="T37" style:family="text">
      <style:text-properties fo:color="#7f0055" style:font-name="Consolas" fo:font-size="10pt" fo:font-weight="bold" style:font-size-asian="10pt" style:font-weight-asian="bold"/>
    </style:style>
    <style:style style:name="T38" style:family="text">
      <style:text-properties fo:color="#7f0055" style:font-name="Consolas" fo:font-size="10pt" fo:font-style="normal" fo:font-weight="bold" officeooo:rsid="00270776" style:font-size-asian="10pt" style:font-style-asian="normal" style:font-weight-asian="bold"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ichard Idigo</text:p>
      <text:p text:style-name="P9">CS<text:span text:style-name="T26">241</text:span></text:p>
      <text:p text:style-name="P9">Professor Srinivas</text:p>
      <text:p text:style-name="P10"><text:span text:style-name="T27">DUE: December 1</text:span><text:span text:style-name="T35">st</text:span><text:span text:style-name="T27"> </text:span>, <text:span text:style-name="T28">20</text:span>14</text:p>
      <text:p text:style-name="P8"><text:tab/><text:tab/><text:tab/></text:p>
      <text:p text:style-name="P11"><text:span text:style-name="T29">PROJECT 4: Shortest Path in Weighted Graphs</text:span></text:p>
      <text:p text:style-name="P12">Requirement: </text:p>
      <text:p text:style-name="P18"><text:span text:style-name="T31">P</text:span><text:span text:style-name="T30">roject 4 </text:span><text:span text:style-name="T32">Consisted of part 1 which is required, and part 2 which is extra credit. Part 1 of project 4 </text:span><text:span text:style-name="T30">required that I create a new class that extends GreedyGraph, which was provided to by you, to determine the shortest path that stems from a specified start vertex. GreedyGraph extends the Graph class and implements <text:s/>the “Greedy Algorithm” for weighted graphs. </text:span><text:span text:style-name="T33">Part 2 required that we create our own GreedyGraph and implement methods addFringe and modifyFringe.</text:span></text:p>
      <text:p text:style-name="P14"/>
      <text:p text:style-name="P13">Method/<text:span text:style-name="T30">Implementation:</text:span></text:p>
      <text:p text:style-name="P20"><text:span text:style-name="T34">(</text:span><text:span text:style-name="T36">Part 1</text:span><text:span text:style-name="T34">)</text:span></text:p>
      <text:p text:style-name="P15"><text:span text:style-name="T34">For this program we were asked</text:span><text:span text:style-name="T11"> </text:span><text:span text:style-name="T12">implement our own </text:span><text:span text:style-name="T13">class that extends the GreedyGraph class provided you provided. So the first thing I did was import the graph class you posted on your website. </text:span><text:span text:style-name="T15">I imported the following packages: </text:span><text:span text:style-name="T38">import</text:span><text:span text:style-name="T23"> graph.*; (imported graph class)</text:span></text:p>
      <text:p text:style-name="P16"><text:span text:style-name="T13">After doing that I created my class shortest, which would essentially be the driver class. I then created the class that would compute the shortest path and called it SPTGRAPH, where SPT stands for Shortest Tree Path. </text:span><text:span text:style-name="T14">The SPTGraph class was very short in terms of line of code. It had a constructor that took in the name of the file, and used the constructor of the Graph class by using the word super. You also asked us to override the new cost method <text:s/>which I had a little trouble with at first, but was able to figure out with help of my peers. </text:span><text:span text:style-name="T15">After completing the SPTGRAPH class, I then went on to finishing the driver. Created my SPT</text:span><text:span text:style-name="T16">Graph</text:span><text:span text:style-name="T15"> object with the file name as the parameter, </text:span><text:span text:style-name="T17">checking if the file name exists</text:span><text:span text:style-name="T15">. Ask the user for a starting and ending vertex. </text:span><text:span text:style-name="T18">And the driver takes it from there.</text:span></text:p>
      <text:p text:style-name="P17"/>
      <text:p text:style-name="P2"><text:span text:style-name="T3">(</text:span><text:span text:style-name="T10">Part 2)</text:span></text:p>
      <text:p text:style-name="P6"><text:span text:style-name="T7">For part 2 of this project we needed to implement our own GreedyGraph which extends Graph. </text:span></text:p>
      <text:p text:style-name="P7"><text:span text:style-name="T7">I also needed to create a GreedyPriorityQueue, and array of adjacent vertexes,.</text:span></text:p>
      <text:p text:style-name="P6"><text:span text:style-name="T7">For this class I imported the following packages.</text:span></text:p>
      <text:p text:style-name="P19"><text:span text:style-name="T38">import</text:span><text:span text:style-name="T22"> graph.*; (imported graph class)</text:span></text:p>
      <text:p text:style-name="P22"><text:span text:style-name="T37">import</text:span><text:span text:style-name="T20"> java.io.IOException; </text:span><text:span text:style-name="T21">(imports Exception)</text:span></text:p>
      <text:p text:style-name="P23"><text:span text:style-name="T24">F</text:span><text:span text:style-name="T1">or this part I implemented several methods, but one of the ones you requested was addFringe. This was invoked in the greedy method I implemented when the vertex w was unmarked, but not a fringe. So the first line gets the edge of the w and v, <text:s/>and selects it. Then I get the edge between w and its current parent and deselect it. I <text:s/>then set w's new parent to v, and update w's new cost. Finally I promote w's position in the GreedyPriorityQueue Q. </text:span></text:p>
      <text:p text:style-name="P21"><text:span text:style-name="T19">After finishing part 2, I was able to plug in MyGreedyGraph in to my driver, and it worked just the same.</text:span></text:p>
      <text:p text:style-name="P1"><text:span text:style-name="T3"/></text:p>
      <text:p text:style-name="P4"><text:span text:style-name="T8">T</text:span><text:span text:style-name="T7">esting: </text:span><text:span text:style-name="T4">Before actually testing the program in a compiler, I repeatedly justified my logic for each part and made corrections whenever a flaw was found. </text:span><text:span text:style-name="T2">After doing this I went on to programming the </text:span><text:span text:style-name="T5">part 1 and making sure that was logically and syntactically correct. I used your graphs for the testing, but more specifically, graph 10. It was one of the smaller graphs and I was able to easily translate it into a diagram that I carefully labeled and was able to follow with out difficulty. </text:span><text:span text:style-name="T6">I ran part 1 and found that I got different results that what I expected when considering my diagram. So after making sure that I was correct with the diagram translation, I then concluded that it was my SPTGraph that was experiencing an error. I found that in my path array I was using the vertex as opposed to their indexes, a common </text:span><text:soft-page-break/><text:span text:style-name="T6">mistake I tend to make. After fixing that error, the program then seemed to be working correctly. I did the same with the other graphs you provided.</text:span></text:p>
      <text:p text:style-name="P3"><text:span text:style-name="T7"/></text:p>
      <text:p text:style-name="P3"><text:span text:style-name="T7"/></text:p>
      <text:p text:style-name="P3"><text:span text:style-name="T7"/></text:p>
      <text:p text:style-name="P3"><text:span text:style-name="T7">Findings:</text:span></text:p>
      <text:p text:style-name="P5"><text:span text:style-name="T7">I had a lot of issues trying to implement the project, but one thing I noticed <text:s/>was a big portion of my issues arose from the same thing, I did not familiarize myself with the documentation you provided for the graph class. One huge issue for me was trying to get started and not knowing how to do so. However, after meeting you in your office hours and referring to a few of my classmates I finally read the documentation and did my best to understand it fully. After doing so, I had a better idea of how to go about implementing certain aspects of the program. Also another thing I determined was that I did a lot of “over-thinking”. Because I wasn’t familiar with the documentation, I tried to make things more difficult then needed and ended up stressing myself out even more. </text:span><text:span text:style-name="T9">For instance after following and understanding your pseudo code for the greedy method, I was really able to appreciate how easily it transferred into code. This project, as well as the others, have showed me that I really need to take my time when it comes to understanding, and also to try and do it as soon a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13:18:35.302000000</meta:creation-date>
    <dc:date>2014-12-01T23:20:10.543000000</dc:date>
    <meta:editing-duration>PT9H46M16S</meta:editing-duration>
    <meta:editing-cycles>18</meta:editing-cycles>
    <meta:generator>LibreOffice/4.2.0.4$Windows_x86 LibreOffice_project/05dceb5d363845f2cf968344d7adab8dcfb2ba71</meta:generator>
    <meta:document-statistic meta:table-count="0" meta:image-count="0" meta:object-count="0" meta:page-count="2" meta:paragraph-count="23" meta:word-count="827" meta:character-count="4638" meta:non-whitespace-character-count="3822"/>
  </office:meta>
</office:document-meta>
</file>